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8D0000008C1A0F558E.png"/>
  <manifest:file-entry manifest:media-type="image/png" manifest:full-path="Pictures/1000020100000165000000808FE3051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728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notes">
      <style:graphic-properties draw:stroke="none" draw:fill="none" draw:fill-color="#ffffff" fo:min-height="12.005cm"/>
    </style:style>
    <style:style style:name="pr3" style:family="presentation" style:parent-style-name="Default-title">
      <style:graphic-properties fo:min-height="3.725cm"/>
    </style:style>
    <style:style style:name="pr4" style:family="presentation" style:parent-style-name="Default-outline1">
      <style:graphic-properties fo:min-height="11.511cm"/>
    </style:style>
    <style:style style:name="pr5" style:family="presentation" style:parent-style-name="Default-notes">
      <style:graphic-properties draw:stroke="none" draw:fill="none" draw:fill-color="#ffffff" fo:min-height="12.005cm"/>
    </style:style>
    <style:style style:name="pr6" style:family="presentation" style:parent-style-name="Default-title">
      <style:graphic-properties draw:auto-grow-height="true" fo:min-height="3.725cm"/>
    </style:style>
    <style:style style:name="pr7" style:family="presentation" style:parent-style-name="Default-outline1" style:list-style-name="L2">
      <style:graphic-properties fo:min-height="12.32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4" style:family="paragraph">
      <style:text-properties fo:font-size="12pt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8cm" text:min-label-width="1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6cm" text:min-label-width="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4cm" text:min-label-width="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3.2cm" text:min-label-width="1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cm" text:min-label-width="1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cm" text:min-label-width="1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6cm" text:min-label-width="1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6.4cm" text:min-label-width="1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7.2cm" text:min-label-width="1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19" presentation:use-date-time-name="dtd1">
        <draw:custom-shape draw:style-name="gr1" draw:text-style-name="P1" draw:layer="layout" svg:width="17.78cm" svg:height="4.869cm" svg:x="3.81cm" svg:y="10.53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1" draw:layer="layout" svg:width="21.533cm" svg:height="3.988cm" svg:x="1.939cm" svg:y="1.903cm" presentation:class="title" presentation:user-transformed="true">
          <draw:text-box>
            <text:list text:style-name="L1">
              <text:list-header>
                <text:p text:style-name="P2"><text:span text:style-name="T1">Real-time Monocular SLAM: Why Filter?</text:span></text:p>
              </text:list-header>
            </text:list>
          </draw:text-box>
        </draw:frame>
        <draw:frame presentation:style-name="pr1" draw:text-style-name="P3" draw:layer="layout" svg:width="21.533cm" svg:height="3.988cm" svg:x="1.94cm" svg:y="5.403cm" presentation:class="title" presentation:user-transformed="true">
          <draw:text-box>
            <text:list text:style-name="L1">
              <text:list-header>
                <text:p text:style-name="P2"><text:span text:style-name="T2">Remo Meyer &amp; Jan Rüegg</text:span></text:p>
              </text:list-header>
            </text:list>
          </draw:text-box>
        </draw:frame>
        <presentation:notes draw:style-name="dp2">
          <draw:page-thumbnail draw:style-name="gr2" draw:layer="layout" svg:width="13.335cm" svg:height="10.001cm" svg:x="3.493cm" svg:y="2.002cm" draw:page-number="1" presentation:class="page"/>
          <draw:frame presentation:style-name="pr2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draw:frame presentation:style-name="pr3" draw:layer="layout" svg:width="21.529cm" svg:height="3.985cm" svg:x="1.939cm" svg:y="0.603cm" presentation:class="title">
          <draw:text-box>
            <text:p>Conclusions</text:p>
          </draw:text-box>
        </draw:frame>
        <draw:frame presentation:style-name="pr4" draw:layer="layout" svg:width="21.586cm" svg:height="11.761cm" svg:x="1.905cm" svg:y="5.348cm" presentation:class="outline" presentation:placeholder="true">
          <draw:text-box/>
        </draw:frame>
        <presentation:notes draw:style-name="dp2">
          <draw:page-thumbnail draw:style-name="gr2" draw:layer="layout" svg:width="13.335cm" svg:height="10.001cm" svg:x="3.493cm" svg:y="2.002cm" draw:page-number="2" presentation:class="page"/>
          <draw:frame presentation:style-name="pr5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draw:frame presentation:style-name="pr6" draw:layer="layout" svg:width="21.529cm" svg:height="3.985cm" svg:x="1.939cm" svg:y="0.603cm" presentation:class="title">
          <draw:text-box>
            <text:p>Discussion</text:p>
          </draw:text-box>
        </draw:frame>
        <draw:frame presentation:style-name="pr7" draw:layer="layout" svg:width="21.586cm" svg:height="12.573cm" svg:x="1.905cm" svg:y="5.348cm" presentation:class="outline">
          <draw:text-box>
            <text:list text:style-name="L2">
              <text:list-item>
                <text:p>Very simple Test Cases</text:p>
              </text:list-item>
              <text:list-item>
                <text:p>All features always seen</text:p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3cm" svg:y="2.002cm" draw:page-number="3" presentation:class="page"/>
          <draw:frame presentation:style-name="pr5" draw:text-style-name="P4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draw:frame presentation:style-name="pr3" draw:layer="layout" svg:width="21.529cm" svg:height="3.985cm" svg:x="1.939cm" svg:y="0.603cm" presentation:class="title">
          <draw:text-box>
            <text:p>Outlook</text:p>
          </draw:text-box>
        </draw:frame>
        <draw:frame presentation:style-name="pr4" draw:layer="layout" svg:width="21.586cm" svg:height="11.761cm" svg:x="1.905cm" svg:y="5.348cm" presentation:class="outline" presentation:placeholder="true">
          <draw:text-box/>
        </draw:frame>
        <presentation:notes draw:style-name="dp2">
          <draw:page-thumbnail draw:style-name="gr2" draw:layer="layout" svg:width="13.335cm" svg:height="10.001cm" svg:x="3.493cm" svg:y="2.002cm" draw:page-number="4" presentation:class="page"/>
          <draw:frame presentation:style-name="pr5" draw:text-style-name="P4" draw:layer="layout" svg:width="14.896cm" svg:height="12.005cm" svg:x="2.712cm" svg:y="12.6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ETH Light'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44pt" fo:font-style="normal" fo:text-shadow="none" style:text-underline-style="none" fo:font-weight="bold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ETH Light'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solid" draw:fill-color="#eaeaea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3cm" fo:min-width="0cm" fo:padding-top="0.132cm" fo:padding-bottom="0.132cm" fo:padding-left="0.264cm" fo:padding-right="0.264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3cm" fo:min-width="0cm" fo:padding-top="0.132cm" fo:padding-bottom="0.132cm" fo:padding-left="0.264cm" fo:padding-right="0.26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'Times New Roman'" style:font-family-generic="roman" style:font-pitch="variable" fo:font-size="12pt" fo:language="en" fo:country="GB" style:font-family-asian="'Arial Unicode MS'" style:font-pitch-asian="variable" style:font-size-asian="12pt" style:font-family-complex="'Arial Unicode MS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5.4cm" svg:height="4.30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529cm" svg:height="3.985cm" svg:x="1.939cm" svg:y="0.603cm" presentation:class="title" presentation:placeholder="true">
        <draw:text-box/>
      </draw:frame>
      <draw:frame presentation:style-name="Default-outline1" draw:layer="backgroundobjects" svg:width="21.586cm" svg:height="12.573cm" svg:x="1.905cm" svg:y="5.348cm" presentation:class="outline" presentation:placeholder="true">
        <draw:text-box/>
      </draw:frame>
      <draw:frame presentation:style-name="Mpr1" draw:layer="backgroundobjects" svg:width="1.394cm" svg:height="1.277cm" svg:x="12.016cm" svg:y="18.42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6.045cm" svg:height="2.165cm" svg:x="0.018cm" svg:y="16.867cm">
        <draw:image xlink:href="Pictures/1000020100000165000000808FE30514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20.32cm" svg:height="26.67cm" svg:x="0cm" svg:y="0cm">
          <text:p/>
        </draw:rect>
        <draw:custom-shape draw:style-name="Mgr6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3" draw:layer="backgroundobjects" svg:width="8.806cm" svg:height="1.332cm" svg:x="11.514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3.33cm" svg:height="9.998cm" svg:x="3.493cm" svg:y="2.001cm" presentation:class="page"/>
        <draw:frame presentation:style-name="Default-notes" draw:layer="backgroundobjects" svg:width="14.892cm" svg:height="12cm" svg:x="2.712cm" svg:y="12.664cm" presentation:class="notes" presentation:placeholder="true">
          <draw:text-box/>
        </draw:frame>
        <draw:custom-shape draw:style-name="Mgr7" draw:text-style-name="MP3" draw:layer="backgroundobjects" svg:width="8.806cm" svg:height="1.332cm" svg:x="0cm" svg:y="25.338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7" draw:layer="backgroundobjects" svg:width="8.802cm" svg:height="1.329cm" svg:x="11.514cm" svg:y="25.337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3" draw:text-style-name="MP3" draw:layer="backgroundobjects" svg:width="25.4cm" svg:height="8.903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6.724cm" svg:height="2.372cm" svg:x="1.438cm" svg:y="16.29cm">
        <draw:image xlink:href="Pictures/100002010000018D0000008C1A0F558E.png" xlink:type="simple" xlink:show="embed" xlink:actuate="onLoad">
          <text:p/>
        </draw:image>
      </draw:frame>
      <draw:frame presentation:style-name="Title1-title" draw:layer="backgroundobjects" svg:width="21.529cm" svg:height="3.985cm" svg:x="1.939cm" svg:y="0.603cm" presentation:class="title" presentation:placeholder="true">
        <draw:text-box/>
      </draw:frame>
      <draw:frame presentation:style-name="Title1-outline1" draw:layer="backgroundobjects" svg:width="21.586cm" svg:height="12.573cm" svg:x="1.905cm" svg:y="5.348cm" presentation:class="outline" presentation:placeholder="true">
        <draw:text-box/>
      </draw:frame>
      <presentation:notes style:page-layout-name="PM0">
        <draw:rect draw:style-name="Mgr5" draw:text-style-name="MP5" draw:layer="backgroundobjects" svg:width="20.32cm" svg:height="26.67cm" svg:x="0cm" svg:y="0cm">
          <text:p/>
        </draw:rect>
        <draw:custom-shape draw:style-name="Mgr6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3" draw:layer="backgroundobjects" svg:width="8.806cm" svg:height="1.332cm" svg:x="11.514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3.33cm" svg:height="9.998cm" svg:x="3.493cm" svg:y="2.001cm" presentation:class="page"/>
        <draw:frame presentation:style-name="Title1-notes" draw:layer="backgroundobjects" svg:width="14.892cm" svg:height="12cm" svg:x="2.712cm" svg:y="12.664cm" presentation:class="notes" presentation:placeholder="true">
          <draw:text-box/>
        </draw:frame>
        <draw:custom-shape draw:style-name="Mgr7" draw:text-style-name="MP3" draw:layer="backgroundobjects" svg:width="8.806cm" svg:height="1.332cm" svg:x="0cm" svg:y="25.338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7" draw:layer="backgroundobjects" svg:width="8.802cm" svg:height="1.329cm" svg:x="11.514cm" svg:y="25.337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Remo Meyer</meta:initial-creator>
    <meta:creation-date>2011-03-13T11:34:11</meta:creation-date>
    <dc:creator>Jan Rüegg</dc:creator>
    <dc:date>2011-04-13T18:04:12</dc:date>
    <meta:editing-cycles>9</meta:editing-cycles>
    <meta:editing-duration>PT29M9S</meta:editing-duration>
    <meta:generator>LibreOffice/3.3$Unix LibreOffice_project/330m19$Build-202</meta:generator>
    <meta:document-statistic meta:object-count="52"/>
  </office:meta>
</office:document-meta>
</file>